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Bitstream Charter" fo:font-size="9pt" officeooo:rsid="0010a10a" officeooo:paragraph-rsid="00124a2b" style:font-size-asian="9pt" style:font-size-complex="9pt"/>
    </style:style>
    <style:style style:name="P3" style:family="paragraph" style:parent-style-name="Standard">
      <style:text-properties style:font-name="Bitstream Charter" fo:font-size="14pt" fo:font-weight="bold" officeooo:rsid="00124a2b" officeooo:paragraph-rsid="00124a2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Charter" fo:font-size="10pt" fo:font-weight="normal" officeooo:rsid="00124a2b" officeooo:paragraph-rsid="00124a2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Bitstream Charter" fo:font-size="10pt" fo:font-weight="normal" officeooo:rsid="00124a2b" officeooo:paragraph-rsid="00124a2b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Bitstream Charter" fo:font-size="10pt" officeooo:rsid="0010a10a" officeooo:paragraph-rsid="0010a10a" style:font-size-asian="10pt" style:font-size-complex="10pt"/>
    </style:style>
    <style:style style:name="P7" style:family="paragraph" style:parent-style-name="Standard">
      <style:text-properties style:font-name="Bitstream Charter" fo:font-size="10pt" fo:font-weight="normal" officeooo:rsid="00124a2b" officeooo:paragraph-rsid="001312f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Bitstream Charter" fo:font-size="10pt" fo:font-weight="normal" officeooo:rsid="001312fd" officeooo:paragraph-rsid="001312f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Bitstream Charter" fo:font-size="10pt" fo:font-weight="normal" officeooo:rsid="001312fd" officeooo:paragraph-rsid="001312fd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Bitstream Charter" fo:font-size="10pt" officeooo:rsid="001312fd" officeooo:paragraph-rsid="001312fd" style:font-size-asian="10pt" style:font-size-complex="10pt"/>
    </style:style>
    <style:style style:name="P11" style:family="paragraph" style:parent-style-name="Standard">
      <style:text-properties style:font-name="Bitstream Charter" fo:font-size="14pt" fo:font-weight="bold" officeooo:rsid="00124a2b" officeooo:paragraph-rsid="00124a2b" style:font-size-asian="14pt" style:font-weight-asian="bold" style:font-size-complex="14pt" style:font-weight-complex="bold"/>
    </style:style>
    <style:style style:name="T1" style:family="text">
      <style:text-properties officeooo:rsid="001312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in:</text:p>
      <text:p text:style-name="P3"/>
      <text:p text:style-name="P9">import Diccionario</text:p>
      <text:p text:style-name="P9">import Data.Maybe</text:p>
      <text:p text:style-name="P9">import Arbol23</text:p>
      <text:p text:style-name="P9">import Test.HUnit</text:p>
      <text:p text:style-name="P9"/>
      <text:p text:style-name="P9">--Este módulo sirve para utilizar el diccionario sin acceder a su estructura interna. Pueden agregar otras funciones o casos de prueba.</text:p>
      <text:p text:style-name="P9"/>
      <text:p text:style-name="P9">{- Función a implementar. -}</text:p>
      <text:p text:style-name="P9"/>
      <text:p text:style-name="P9">búsquedaDelTesoro::Eq a=&gt;a-&gt;(a-&gt;Bool)-&gt;Diccionario a a-&gt;Maybe a </text:p>
      <text:p text:style-name="P9">búsquedaDelTesoro pista esTesoro d = (head (filter (esTesoroONothing esTesoro) (iterate (obtenerONothing d) (Just pista))))</text:p>
      <text:p text:style-name="P9"/>
      <text:p text:style-name="P9">esTesoroONothing::(a-&gt;Bool)-&gt;Maybe a-&gt;Bool</text:p>
      <text:p text:style-name="P9">esTesoroONothing esTesoro Nothing = True</text:p>
      <text:p text:style-name="P9">esTesoroONothing esTesoro (Just posibleTesoro) = esTesoro posibleTesoro</text:p>
      <text:p text:style-name="P9"/>
      <text:p text:style-name="P9">obtenerONothing::Eq a=&gt;Diccionario a a -&gt; Maybe a -&gt; Maybe a</text:p>
      <text:p text:style-name="P9">obtenerONothing d c = case c of</text:p>
      <text:p text:style-name="P9"><text:s/><text:tab/>Nothing -&gt; Nothing</text:p>
      <text:p text:style-name="P9"><text:s/><text:tab/>Just c -&gt; obtener c d</text:p>
      <text:p text:style-name="P9"/>
      <text:p text:style-name="P9">{- Arbol de prueba: -}</text:p>
      <text:p text:style-name="P9"/>
      <text:p text:style-name="P9">arbolDeg::Arbol23 Char Int</text:p>
      <text:p text:style-name="P9">arbolDeg = Dos 1 (Hoja 'a') (Dos 2 (Hoja 'b') (Tres 3 4 (Hoja 'c') (Hoja 'd') (Dos 5 (Hoja 'e') (Hoja 'f'))))</text:p>
      <text:p text:style-name="P9">arbolOps::Arbol23 Int (Int-&gt;Int-&gt;Int)</text:p>
      <text:p text:style-name="P9">arbolOps = Tres (+) (*) (Dos (-) (Hoja 10) (Hoja 20)) (Dos (-) (Hoja 10) (Hoja 30)) (Tres (*) (*) (Hoja 2) (Hoja 2) (Hoja 2))</text:p>
      <text:p text:style-name="P9">arbolOps2::Arbol23 Int (Int-&gt;Int-&gt;Int)</text:p>
      <text:p text:style-name="P9">arbolOps2 = Tres (+) (*) (Dos (+) (Hoja 10) (Hoja 20)) (Dos (+) (Hoja 10) (Hoja 30)) (Tres (*) (*) (Hoja 2) (Hoja 2) (Hoja 2))</text:p>
      <text:p text:style-name="P9"><text:s/></text:p>
      <text:p text:style-name="P9">{- Diccionarios de prueba: -}</text:p>
      <text:p text:style-name="P9"/>
      <text:p text:style-name="P9">dicc1::Diccionario Int String</text:p>
      <text:p text:style-name="P9">dicc1 = definirVarias [(0,"Hola"),(-10,"Chau"),(15,"Felicidades"),(2,"etc."),(9,"a")] (vacio (&lt;))</text:p>
      <text:p text:style-name="P9"/>
      <text:p text:style-name="P9">dicc2::Diccionario String String</text:p>
      <text:p text:style-name="P9">dicc2 = definirVarias [("inicio","casa"),("auto","flores"),("calle","auto"),("casa","escalera"),("ropero","alfajor"),("escalera","ropero")] (vacio (&lt;))</text:p>
      <text:p text:style-name="P9"/>
      <text:p text:style-name="P9">dicc3::Diccionario Int String</text:p>
      <text:p text:style-name="P9">dicc3 = definirVarias [(0,"Hola"),(-10,"Chau"),(15,"Felicidades"),(2,"etc."),(9,"a")] (vacio (\x y-&gt;x `mod` 5 &lt; y `mod` 5))</text:p>
      <text:p text:style-name="P9"/>
      <text:p text:style-name="P9">diccOrdenado::Diccionario Int Int</text:p>
      <text:p text:style-name="P9">diccOrdenado = definirVarias [(0,1),(1,2),(2,3),(3,4),(4,5)] (vacio (&lt;))</text:p>
      <text:p text:style-name="P9"/>
      <text:p text:style-name="P9">diccVacio::Diccionario String String</text:p>
      <text:p text:style-name="P9">diccVacio = definirVarias [] (vacio (&lt;))</text:p>
      <text:p text:style-name="P9"/>
      <text:p text:style-name="P9">diccA1::Diccionario Int Int</text:p>
      <text:p text:style-name="P9">diccA1 = definir 0 0 (vacio (&lt;))</text:p>
      <text:p text:style-name="P9"><text:soft-page-break/>diccA2::Diccionario Int Int</text:p>
      <text:p text:style-name="P9">diccA2 = definir 1 0 (diccA1)</text:p>
      <text:p text:style-name="P9">diccA3::Diccionario Int Int</text:p>
      <text:p text:style-name="P9">diccA3 = definir 2 0 (diccA2)</text:p>
      <text:p text:style-name="P9">diccB1::Diccionario Int Int</text:p>
      <text:p text:style-name="P9">diccB1 = definir 2 0 (vacio (&lt;))</text:p>
      <text:p text:style-name="P9">diccB2::Diccionario Int Int</text:p>
      <text:p text:style-name="P9">diccB2 = definir 1 0 (diccB1)</text:p>
      <text:p text:style-name="P9">diccB3::Diccionario Int Int</text:p>
      <text:p text:style-name="P9">diccB3 = definir 0 0 (diccB2)</text:p>
      <text:p text:style-name="P9"/>
      <text:p text:style-name="P9">--Ejecución de los tests</text:p>
      <text:p text:style-name="P9">main :: IO Counts</text:p>
      <text:p text:style-name="P9">main = do runTestTT allTests</text:p>
      <text:p text:style-name="P9"/>
      <text:p text:style-name="P9">allTests = test [</text:p>
      <text:p text:style-name="P9"><text:s text:c="2"/>"ejercicio2" ~: testsEj2,</text:p>
      <text:p text:style-name="P9"><text:s text:c="2"/>"ejercicio3" ~: testsEj3,</text:p>
      <text:p text:style-name="P9"><text:s text:c="2"/>"ejercicio4" ~: testsEj4,</text:p>
      <text:p text:style-name="P9"><text:s text:c="2"/>"ejercicio5" ~: testsEj5,</text:p>
      <text:p text:style-name="P9"><text:s text:c="2"/>"ejercicio6" ~: testsEj6,</text:p>
      <text:p text:style-name="P9"><text:s text:c="2"/>"ejercicio7" ~: testsEj7,</text:p>
      <text:p text:style-name="P9"><text:s text:c="2"/>"ejercicio8" ~: testsEj8,</text:p>
      <text:p text:style-name="P9"><text:s text:c="2"/>"ejercicio9" ~: testsEj9,</text:p>
      <text:p text:style-name="P9"><text:s text:c="2"/>"ejercicio10" ~: testsEj10</text:p>
      <text:p text:style-name="P9"><text:s text:c="2"/>]</text:p>
      <text:p text:style-name="P9"/>
      <text:p text:style-name="P9">testsEj2 = test [</text:p>
      <text:p text:style-name="P9"><text:s text:c="2"/>[0,1,2,3,4,5,6,7] ~=? internos arbolito1,</text:p>
      <text:p text:style-name="P9"><text:s text:c="2"/>"abcdefghi" ~=? hojas arbolito1,</text:p>
      <text:p text:style-name="P9"><text:s text:c="2"/>[True,False,True] ~=? internos arbolito2,</text:p>
      <text:p text:style-name="P9"><text:s text:c="2"/>[1,2,3,2,3,4,3,4,5,4] ~=? take 10 (hojas arbolito3),</text:p>
      <text:p text:style-name="P9"><text:s text:c="2"/>[5,2,0,1,12,(-3),4,9,20,7] ~=? hojas (arbolito4),</text:p>
      <text:p text:style-name="P9"><text:s text:c="2"/>['p','l','g','r','a','p','n','d','e'] ~=? internos (arbolito4),</text:p>
      <text:p text:style-name="P9"><text:s text:c="2"/>[True, False, True] ~=? internos (arbolito2),</text:p>
      <text:p text:style-name="P9"><text:s text:c="2"/>True ~=? esHoja (Hoja 'a'),</text:p>
      <text:p text:style-name="P9"><text:s text:c="2"/>False ~=? esHoja (Dos 3 (Hoja 'a') (Hoja 'a')),</text:p>
      <text:p text:style-name="P9"><text:s text:c="2"/>False ~=? esHoja (Tres 3 5 (Hoja 'a') (Hoja 'a') (Hoja 'a')),</text:p>
      <text:p text:style-name="P9"><text:s text:c="2"/>['a','b','c','d','e','f'] ~=? hojas (arbolDeg),</text:p>
      <text:p text:style-name="P9"><text:s text:c="2"/>[1,2,3,4,5] ~=? internos (arbolDeg)</text:p>
      <text:p text:style-name="P9"><text:s text:c="2"/>]</text:p>
      <text:p text:style-name="P9"/>
      <text:p text:style-name="P9">testsEj3 = test [</text:p>
      <text:p text:style-name="P9"><text:s text:c="2"/>[0,1,-1,5] ~=? hojas (incrementarHojas arbolito2),</text:p>
      <text:p text:style-name="P9"><text:s text:c="2"/>[-4,0,-8,16] ~=? hojas (mapA23 (\x-&gt; x*4) id arbolito2),</text:p>
      <text:p text:style-name="P9"><text:s text:c="2"/>[False,True,False] ~=? internos (mapA23 id (\x-&gt;not x) arbolito2),</text:p>
      <text:p text:style-name="P9"><text:s text:c="2"/>['w','w','w','w','w','w'] ~=? hojas (mapA23 (\x-&gt; 'w') id arbolDeg),</text:p>
      <text:p text:style-name="P9"><text:s text:c="2"/>[0,0,0,0,0] ~=? internos (mapA23 id (\x-&gt; 0) arbolDeg)</text:p>
      <text:p text:style-name="P9"><text:s text:c="2"/>]</text:p>
      <text:p text:style-name="P9"/>
      <text:p text:style-name="P9">testsEj4 = test [</text:p>
      <text:p text:style-name="P9"><text:s text:c="2"/>[1,2,3,2,3,4,3,4,5,4,5,6,0,0,0,0,0] ~=? hojas (truncar 0 6 arbolito3),</text:p>
      <text:p text:style-name="P9"><text:s text:c="2"/>[0,0,0,0,0,0,0,0,0,0] ~=? hojas (truncar 0 3 arbolito4),</text:p>
      <text:p text:style-name="P9"><text:s text:c="2"/>[1,1,1,1] ~=? hojas (truncar 1 2 arbolito4),</text:p>
      <text:p text:style-name="P9"><text:s text:c="2"/>['w','w','w','w','w','w','w'] ~=? hojas (truncar 'w' 2 arbolito1),</text:p>
      <text:p text:style-name="P9"><text:s text:c="2"/>['w'] ~=? hojas (truncar 'w' 0 arbolito1),</text:p>
      <text:p text:style-name="P9"><text:s text:c="2"/>[99] ~=? hojas (truncar 99 0 arbolito4),</text:p>
      <text:p text:style-name="P9"><text:s text:c="2"/>[99,99] ~=? hojas (truncar 99 1 arbolito4),</text:p>
      <text:p text:style-name="P9"><text:soft-page-break/><text:s text:c="2"/>['p'] ~=? internos (truncar 99 1 arbolito4),</text:p>
      <text:p text:style-name="P9"><text:s text:c="2"/>[] ~=? internos (truncar 99 0 arbolito4),</text:p>
      <text:p text:style-name="P9"><text:s text:c="2"/>[1] ~=? internos (truncar 'a' 1 arbolDeg),</text:p>
      <text:p text:style-name="P9"><text:s text:c="2"/>[1,2,3,4] ~=? internos (truncar 'a' 3 arbolDeg),</text:p>
      <text:p text:style-name="P9"><text:s text:c="2"/>['a','b','a','a','a'] ~=? hojas (truncar 'a' 3 arbolDeg)</text:p>
      <text:p text:style-name="P9"><text:s text:c="2"/>]</text:p>
      <text:p text:style-name="P9"/>
      <text:p text:style-name="P9">testsEj5 = test [</text:p>
      <text:p text:style-name="P9"><text:s text:c="2"/>45 ~=? evaluar (truncar 0 7 arbolito3),</text:p>
      <text:p text:style-name="P9"><text:s text:c="2"/>22 ~=? evaluar (truncar 0 6 arbolito3),</text:p>
      <text:p text:style-name="P9"><text:s text:c="2"/>8 ~=? evaluar (truncar 0 5 arbolito3),</text:p>
      <text:p text:style-name="P9"><text:s text:c="2"/>1 ~=? evaluar (truncar 0 4 arbolito3),</text:p>
      <text:p text:style-name="P9"><text:s text:c="2"/>(-1) ~=? evaluar (truncar 0 3 arbolito3),</text:p>
      <text:p text:style-name="P9"><text:s text:c="2"/>(-240) ~=? evaluar arbolOps,</text:p>
      <text:p text:style-name="P9"><text:s text:c="2"/>(560) ~=? evaluar arbolOps2</text:p>
      <text:p text:style-name="P9"><text:s text:c="2"/>]</text:p>
      <text:p text:style-name="P9"/>
      <text:p text:style-name="P9">testsEj6 = test [</text:p>
      <text:p text:style-name="P9"><text:s text:c="2"/>[] ~=? claves (diccVacio)</text:p>
      <text:p text:style-name="P9"><text:s text:c="2"/>]</text:p>
      <text:p text:style-name="P9"/>
      <text:p text:style-name="P9">testsEj7 = test [</text:p>
      <text:p text:style-name="P9"><text:s text:c="2"/>[0] ~=? claves(diccA1),</text:p>
      <text:p text:style-name="P9"><text:s text:c="2"/>[0,1] ~=? claves(diccA2),</text:p>
      <text:p text:style-name="P9"><text:s text:c="2"/>[0,1,2] ~=? claves(diccA3),</text:p>
      <text:p text:style-name="P9"><text:s text:c="2"/>[2] ~=? claves(diccB1),</text:p>
      <text:p text:style-name="P9"><text:s text:c="2"/>[1,2] ~=? claves(diccB2),</text:p>
      <text:p text:style-name="P9"><text:s text:c="2"/>[0,1,2] ~=? claves(diccB3),</text:p>
      <text:p text:style-name="P9"><text:s text:c="2"/>claves(diccA3) ~=? claves(diccB3)</text:p>
      <text:p text:style-name="P9"><text:s text:c="2"/>]</text:p>
      <text:p text:style-name="P9"/>
      <text:p text:style-name="P9">testsEj8 = test [</text:p>
      <text:p text:style-name="P9"><text:s text:c="2"/>Nothing ~=? obtener "algo" diccVacio,</text:p>
      <text:p text:style-name="P9"><text:s text:c="2"/>Nothing ~=? obtener "algo" dicc2,</text:p>
      <text:p text:style-name="P9"><text:s text:c="2"/>Just "Felicidades" ~=? obtener 15 dicc1,</text:p>
      <text:p text:style-name="P9"><text:s text:c="2"/>Just "cartones" ~=? obtener "flores" (definir "flores" "cartones" dicc2)</text:p>
      <text:p text:style-name="P9"><text:s text:c="2"/>]</text:p>
      <text:p text:style-name="P9"><text:s text:c="2"/></text:p>
      <text:p text:style-name="P9">testsEj9 = test [</text:p>
      <text:p text:style-name="P9"><text:s text:c="2"/>[] ~=? claves diccVacio,</text:p>
      <text:p text:style-name="P9"><text:s text:c="2"/>[0,1,2,3,4] ~=? claves diccOrdenado,</text:p>
      <text:p text:style-name="P9"><text:s text:c="2"/>["auto","calle","casa","escalera","inicio","ropero"] ~=? claves dicc2,</text:p>
      <text:p text:style-name="P9"><text:s text:c="2"/>claves dicc1 ++ [999] ~=? claves (definir 999 "etc" dicc1)</text:p>
      <text:p text:style-name="P9"><text:s text:c="2"/>]</text:p>
      <text:p text:style-name="P9"><text:s text:c="2"/></text:p>
      <text:p text:style-name="P9">testsEj10 = test [</text:p>
      <text:p text:style-name="P9"><text:s text:c="2"/>Just "alfajor" ~=? búsquedaDelTesoro "inicio" ((=='a').head) dicc2,</text:p>
      <text:p text:style-name="P9"><text:s text:c="2"/>Just 5 ~=? búsquedaDelTesoro 0 (==5) diccOrdenado,</text:p>
      <text:p text:style-name="P9"><text:s text:c="2"/>Nothing ~=? búsquedaDelTesoro 0 (==6) diccOrdenado,</text:p>
      <text:p text:style-name="P9"><text:s text:c="2"/>Just "oro" ~=? búsquedaDelTesoro "inicio" (=="oro") (definir "alfajor" "oro" dicc2)</text:p>
      <text:p text:style-name="P9"><text:s text:c="2"/>]</text:p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</text:p>
      <text:p text:style-name="P3">Arbol23:</text:p>
      <text:p text:style-name="P4"/>
      <text:p text:style-name="P8">module Arbol23 where</text:p>
      <text:p text:style-name="P8"/>
      <text:p text:style-name="P8">data Arbol23 a b = Hoja a | Dos b (Arbol23 a b) (Arbol23 a b) | Tres b b (Arbol23 a b) (Arbol23 a b) (Arbol23 a b)</text:p>
      <text:p text:style-name="P8"/>
      <text:p text:style-name="P8">{- Funciones para mostrar el árbol. -}</text:p>
      <text:p text:style-name="P8"/>
      <text:p text:style-name="P8">instance (Show a, Show b) =&gt; Show (Arbol23 a b) where</text:p>
      <text:p text:style-name="P8"><text:s text:c="4"/>show = ("\n" ++) . (padTree 0 0 False)</text:p>
      <text:p text:style-name="P8"/>
      <text:p text:style-name="P8">padlength = 5 <text:s text:c="3"/></text:p>
      <text:p text:style-name="P8"><text:s text:c="4"/></text:p>
      <text:p text:style-name="P8">padTree:: (Show a, Show b) =&gt; Int -&gt; Int -&gt; Bool -&gt; (Arbol23 a b)-&gt; String</text:p>
      <text:p text:style-name="P8">padTree nivel acum doPad t = case t of </text:p>
      <text:p text:style-name="P8"><text:tab/><text:tab/><text:tab/><text:tab/> <text:s/>(Hoja x) -&gt; initialPad ++ stuff x</text:p>
      <text:p text:style-name="P8"><text:s text:c="34"/>(Dos x i d) -&gt; initialPad ++ stuff x ++ </text:p>
      <text:p text:style-name="P8"><text:s text:c="49"/>pad padlength ++ rec x False i ++ "\n" ++</text:p>
      <text:p text:style-name="P8"><text:s text:c="49"/>rec x True d ++ "\n"</text:p>
      <text:p text:style-name="P8"><text:s text:c="34"/>(Tres x y i m d) -&gt; initialPad ++ stuff x ++ --(' ':tail (stuff y)) ++</text:p>
      <text:p text:style-name="P8"><text:s text:c="54"/>pad padlength ++ rec x False i ++ "\n" ++</text:p>
      <text:p text:style-name="P8"><text:s text:c="54"/>pad levelPad ++ stuff y ++ pad padlength ++ rec x False m ++ "\n" ++</text:p>
      <text:p text:style-name="P8"><text:s text:c="54"/>rec x True d ++ "\n" </text:p>
      <text:p text:style-name="P8"><text:s text:c="2"/>where l = length . stuff</text:p>
      <text:p text:style-name="P8"><text:tab/>levelPad = (padlength*nivel + acum)</text:p>
      <text:p text:style-name="P8"><text:tab/>initialPad = (if doPad then pad levelPad else "")</text:p>
      <text:p text:style-name="P8"><text:tab/>rec x = padTree (nivel+1) (acum+l x)</text:p>
      <text:p text:style-name="P8"><text:s text:c="12"/></text:p>
      <text:p text:style-name="P8">stuff:: Show a =&gt; a -&gt; String</text:p>
      <text:p text:style-name="P8">stuff x = if n &gt; l then pad (n-l) ++ s else s</text:p>
      <text:p text:style-name="P8"><text:s text:c="2"/>where s = show x</text:p>
      <text:p text:style-name="P8"><text:s text:c="8"/>l = length s</text:p>
      <text:p text:style-name="P8"><text:s text:c="8"/>n = padlength</text:p>
      <text:p text:style-name="P8"/>
      <text:p text:style-name="P8">pad:: Int -&gt; String</text:p>
      <text:p text:style-name="P8">pad i = replicate i ' '</text:p>
      <text:p text:style-name="P8"/>
      <text:p text:style-name="P8">{- Funciones pedidas. -}</text:p>
      <text:p text:style-name="P8"/>
      <text:p text:style-name="P8">--foldA23::</text:p>
      <text:p text:style-name="P8">foldA23 ::(a-&gt;c)-&gt;(b-&gt;c-&gt;c-&gt;c)-&gt;(b-&gt;b-&gt;c-&gt;c-&gt;c-&gt;c)-&gt;Arbol23 a b-&gt;c</text:p>
      <text:p text:style-name="P8">foldA23 f g h (Hoja a) = f a</text:p>
      <text:p text:style-name="P8">foldA23 f g h (Dos b ar1 ar2) = g b (foldA23 f g h ar1) (foldA23 f g h ar2)</text:p>
      <text:p text:style-name="P8">foldA23 f g h (Tres b c ar1 ar2 ar3) = h b c (foldA23 f g h ar1) (foldA23 f g h ar2) (foldA23 f g h ar3) </text:p>
      <text:p text:style-name="P8"/>
      <text:p text:style-name="P8"/>
      <text:p text:style-name="P8">--Lista en preorden de los internos del árbol.</text:p>
      <text:p text:style-name="P8">internos::Arbol23 a b-&gt;[b]</text:p>
      <text:p text:style-name="P8">internos = foldA23 (\x -&gt; []) (\b x y -&gt; b : x ++ y) (\b c x y z -&gt; b : c : (x ++ y ++ z))</text:p>
      <text:p text:style-name="P8"/>
      <text:p text:style-name="P8">--Lista las hojas de izquierda a derecha.</text:p>
      <text:p text:style-name="P8">hojas::Arbol23 a b-&gt;[a]</text:p>
      <text:p text:style-name="P8">hojas = foldA23 (\x -&gt; [x]) (\b x y -&gt; x ++ y) (\b c x y z -&gt; x ++ y ++ z)</text:p>
      <text:p text:style-name="P8"/>
      <text:p text:style-name="P8">esHoja::Arbol23 a b-&gt;Bool</text:p>
      <text:p text:style-name="P8"><text:soft-page-break/>esHoja ar = case ar of</text:p>
      <text:p text:style-name="P8"><text:tab/><text:tab/> <text:s/><text:tab/>Hoja a -&gt; True</text:p>
      <text:p text:style-name="P8"><text:tab/><text:tab/> <text:s/><text:tab/>otherwise -&gt; False</text:p>
      <text:p text:style-name="P8"/>
      <text:p text:style-name="P8">mapA23::(a-&gt;c)-&gt;(b-&gt;d)-&gt;Arbol23 a b-&gt;Arbol23 c d</text:p>
      <text:p text:style-name="P8">mapA23 f g arb = foldA23 (\val -&gt; (Hoja (f val)))</text:p>
      <text:p text:style-name="P8"><text:tab/><text:tab/> <text:tab/> (\val ai ad -&gt;(Dos (g val) ai ad))</text:p>
      <text:p text:style-name="P8"><text:tab/><text:tab/> <text:tab/> (\val val2 ai ac ad -&gt;(Tres (g val) (g val2) ai ac ad)) arb</text:p>
      <text:p text:style-name="P8"/>
      <text:p text:style-name="P8">--Ejemplo de uso de mapA23.</text:p>
      <text:p text:style-name="P8">--Incrementa en 1 el valor de las hojas.</text:p>
      <text:p text:style-name="P8">incrementarHojas::Num a =&gt;Arbol23 a b-&gt;Arbol23 a b</text:p>
      <text:p text:style-name="P8">incrementarHojas = mapA23 (+1) id</text:p>
      <text:p text:style-name="P8"/>
      <text:p text:style-name="P8">--Trunca el árbol hasta un determinado nivel. Cuando llega a 0, reemplaza el resto del árbol por una hoja con el valor indicado.</text:p>
      <text:p text:style-name="P8">--Funciona para árboles infinitos.</text:p>
      <text:p text:style-name="P8"/>
      <text:p text:style-name="P8">truncar::a-&gt;Integer-&gt;Arbol23 a b-&gt;Arbol23 a b</text:p>
      <text:p text:style-name="P8">truncar e lim arb = if (lim==0) then (Hoja e) else </text:p>
      <text:p text:style-name="P8"><text:tab/><text:tab/><text:tab/>foldA23 (\val -&gt;(\i -&gt; if(i==0) then (Hoja e) else (Hoja val) ))</text:p>
      <text:p text:style-name="P8"><text:tab/><text:tab/> <text:tab/> <text:s text:c="2"/><text:tab/>(\val ai ad -&gt;(\i-&gt; if (i-1==0) then (Dos val (Hoja e) (Hoja e)) else (Dos val (ai (i-1)) (ad (i-1))) ))</text:p>
      <text:p text:style-name="P8"><text:tab/><text:tab/> <text:tab/> <text:s text:c="3"/><text:tab/>(\val val2 ai ac ad -&gt;(\i-&gt; if (i-1==0) then (Tres val val2 (Hoja e) (Hoja e) (Hoja e)) </text:p>
      <text:p text:style-name="P8"><text:tab/><text:tab/><text:tab/><text:tab/><text:tab/><text:tab/><text:tab/><text:tab/><text:tab/>else (Tres val val2 (ai (i-1)) (ac (i-1)) (ad (i-1))) )) arb lim</text:p>
      <text:p text:style-name="P8"/>
      <text:p text:style-name="P8">--Evalúa las funciones tomando los valores de los hijos como argumentos.</text:p>
      <text:p text:style-name="P8">--En el caso de que haya 3 hijos, asocia a izquierda.</text:p>
      <text:p text:style-name="P8">evaluar::Arbol23 a (a-&gt;a-&gt;a)-&gt;a</text:p>
      <text:p text:style-name="P8">evaluar a = foldA23 (\val -&gt; val)</text:p>
      <text:p text:style-name="P8"><text:tab/><text:tab/> <text:s text:c="3"/>(\val ai ad -&gt; val ai ad)</text:p>
      <text:p text:style-name="P8"><text:tab/><text:tab/> <text:s text:c="3"/>(\val val2 ai ac ad -&gt;(val2 (val ai ac) ad)) a</text:p>
      <text:p text:style-name="P8"/>
      <text:p text:style-name="P8">--Ejemplo:</text:p>
      <text:p text:style-name="P8">--evaluar (truncar 0 6 arbolito3) = 22 = (1*2-3)+(2*3-4)+(3*4-5)+(4*5-6)</text:p>
      <text:p text:style-name="P8"/>
      <text:p text:style-name="P8">{- Árboles de ejemplo. -}</text:p>
      <text:p text:style-name="P8"/>
      <text:p text:style-name="P8">arbolito1::Arbol23 Char Int</text:p>
      <text:p text:style-name="P8">arbolito1 = Tres 0 1</text:p>
      <text:p text:style-name="P8"><text:s text:c="8"/>(Dos 2 (Hoja 'a') (Hoja 'b'))</text:p>
      <text:p text:style-name="P8"><text:s text:c="8"/>(Tres 3 4 (Hoja 'c') (Hoja 'd') (Dos 5 (Hoja 'e') (Hoja 'f')))</text:p>
      <text:p text:style-name="P8"><text:s text:c="8"/>(Dos 6 (Hoja 'g') (Dos 7 (Hoja 'h') (Hoja 'i')))</text:p>
      <text:p text:style-name="P8"/>
      <text:p text:style-name="P8">arbolito2::Arbol23 Int Bool</text:p>
      <text:p text:style-name="P8">arbolito2 = Dos True (Hoja (-1)) (Tres False True (Hoja 0) (Hoja (-2)) (Hoja 4))</text:p>
      <text:p text:style-name="P8"/>
      <text:p text:style-name="P8">arbolito3::Arbol23 Int (Int-&gt;Int-&gt;Int)</text:p>
      <text:p text:style-name="P8">arbolito3 = Dos (+) (Tres (*) (-) (Hoja 1) (Hoja 2) (Hoja 3)) (incrementarHojas arbolito3)</text:p>
      <text:p text:style-name="P8"/>
      <text:p text:style-name="P8">arbolito4::Arbol23 Int Char</text:p>
      <text:p text:style-name="P8">arbolito4 = Dos 'p' (Dos 'l' (Dos 'g' (Hoja 5) (Hoja 2)) (Tres 'r' 'a' (Hoja 0)(Hoja 1)(Hoja 12))) </text:p>
      <text:p text:style-name="P8"><text:s text:c="20"/>(Dos 'p' (Tres 'n' 'd' (Hoja (-3))(Hoja 4)(Hoja 9)) (Dos 'e' (Hoja 20)(Hoja 7)))</text:p>
      <text:p text:style-name="P8"/>
      <text:p text:style-name="P7"/>
      <text:p text:style-name="P3"><text:soft-page-break/></text:p>
      <text:p text:style-name="P3">Diccionario:</text:p>
      <text:p text:style-name="P2"/>
      <text:p text:style-name="P10">module Diccionario (Diccionario, vacio, definir, definirVarias, obtener, claves) where</text:p>
      <text:p text:style-name="P10"/>
      <text:p text:style-name="P10">import Data.Maybe</text:p>
      <text:p text:style-name="P10">import Data.List</text:p>
      <text:p text:style-name="P10">import Arbol23</text:p>
      <text:p text:style-name="P10"/>
      <text:p text:style-name="P10">{- Definiciones de tipos. -}</text:p>
      <text:p text:style-name="P10"/>
      <text:p text:style-name="P10">type Comp clave = clave-&gt;clave-&gt;Bool</text:p>
      <text:p text:style-name="P10">type Estr clave valor = Arbol23 (clave,valor) clave</text:p>
      <text:p text:style-name="P10"/>
      <text:p text:style-name="P10">data Diccionario clave valor = Dicc {cmp :: Comp clave, estructura :: Maybe (Estr clave valor)}</text:p>
      <text:p text:style-name="P10">--El comparador es por menor.</text:p>
      <text:p text:style-name="P10"/>
      <text:p text:style-name="P10">{- Funciones provistas por la cátedra. -}</text:p>
      <text:p text:style-name="P10"/>
      <text:p text:style-name="P10">--Inserta un nuevo par clave, valor en una estructura que ya tiene al menos un dato.</text:p>
      <text:p text:style-name="P10">insertar::clave-&gt;valor-&gt;Comp clave-&gt;Estr clave valor-&gt; Estr clave valor</text:p>
      <text:p text:style-name="P10">insertar c v comp a23 = interceptar (insertarYPropagar c v comp a23) id (\s1 (c1, s2)-&gt;Dos c1 s1 s2)</text:p>
      <text:p text:style-name="P10"/>
      <text:p text:style-name="P10">--Maneja el caso de que la segunda componente sea Nothing.</text:p>
      <text:p text:style-name="P10">interceptar::(a,Maybe b)-&gt;(a-&gt;c)-&gt;(a-&gt;b-&gt;c)-&gt;c</text:p>
      <text:p text:style-name="P10">interceptar (x,y) f1 f2 = case y of</text:p>
      <text:p text:style-name="P10"><text:s text:c="19"/>Nothing -&gt; f1 x</text:p>
      <text:p text:style-name="P10"><text:s text:c="19"/>Just z -&gt; f2 x z</text:p>
      <text:p text:style-name="P10"/>
      <text:p text:style-name="P10">{- Inserta una clave con su valor correspondiente. Si se actualiza el índice, el cambio se propaga hacia arriba</text:p>
      <text:p text:style-name="P10"><text:s text:c="3"/>para mantener balanceado el árbol.</text:p>
      <text:p text:style-name="P10"><text:s text:c="3"/>Usamos recursión explícita porque este tipo de recursión no es estructural (no se aplica a todos los hijos). -}</text:p>
      <text:p text:style-name="P10">insertarYPropagar::clave-&gt;valor-&gt;Comp clave-&gt;Estr clave valor-&gt; (Estr clave valor, Maybe (clave, Estr clave valor))</text:p>
      <text:p text:style-name="P10">insertarYPropagar c v comp a23 = let rec = insertarYPropagar c v comp in case a23 of</text:p>
      <text:p text:style-name="P10"><text:s text:c="4"/>--Si es hoja, elegimos la máxima de las claves y propagamos el balanceo hacia arriba.</text:p>
      <text:p text:style-name="P10"><text:s text:c="4"/>Hoja (ch,vh) -&gt; if comp c ch </text:p>
      <text:p text:style-name="P10"><text:s text:c="16"/>then (Hoja (c,v), Just (ch, Hoja (ch,vh)))</text:p>
      <text:p text:style-name="P10"><text:s text:c="16"/>else (Hoja (ch, vh), Just (c, Hoja (c,v)))</text:p>
      <text:p text:style-name="P10"><text:s text:c="4"/>{- Si el actual es Nodo-Dos, o se queda en forma Nodo-Dos o se transforma en </text:p>
      <text:p text:style-name="P10"><text:s text:c="7"/>Nodo-Tres; no puede ocurrir que haya propagación hacia arriba (retornamos Nothing). -}</text:p>
      <text:p text:style-name="P10"><text:s text:c="4"/>Dos c1 a1 a2 -&gt; (if comp c c1</text:p>
      <text:p text:style-name="P10"><text:s text:c="16"/>then </text:p>
      <text:p text:style-name="P10"><text:s text:c="16"/>-- La clave c va del lado izquierdo.</text:p>
      <text:p text:style-name="P10"><text:s text:c="20"/>interceptar (rec a1) </text:p>
      <text:p text:style-name="P10"><text:s text:c="24"/>(\s1 -&gt; Dos c1 s1 a2)</text:p>
      <text:p text:style-name="P10"><text:s text:c="24"/>(\s1 (c3, s2) -&gt; Tres c3 c1 s1 s2 a2)</text:p>
      <text:p text:style-name="P10"><text:s text:c="16"/>else </text:p>
      <text:p text:style-name="P10"><text:s text:c="16"/>-- La clave c va del lado derecho.</text:p>
      <text:p text:style-name="P10"><text:s text:c="20"/>interceptar (rec a2) </text:p>
      <text:p text:style-name="P10"><text:s text:c="24"/>(\s1 -&gt; Dos c1 a1 s1)</text:p>
      <text:p text:style-name="P10"><text:s text:c="24"/>(\s1 (c3, s2) -&gt; Tres c1 c3 a1 s1 s2), Nothing)</text:p>
      <text:p text:style-name="P10"><text:s text:c="4"/>{- Nodo-tres sólo propaga si de abajo propagan, los tres casos son muy similares</text:p>
      <text:p text:style-name="P10"><text:s text:c="7"/>Sólo cambia en que árbol se inserta. -}</text:p>
      <text:p text:style-name="P10"><text:s text:c="4"/>Tres c1 c2 a1 a2 a3 -&gt; if comp c c1</text:p>
      <text:p text:style-name="P10"><text:s text:c="16"/>then </text:p>
      <text:p text:style-name="P10"><text:s text:c="20"/>-- La clave debe ir en el primer árbol.</text:p>
      <text:p text:style-name="P10"><text:soft-page-break/><text:s text:c="20"/>interceptar (rec a1) </text:p>
      <text:p text:style-name="P10"><text:s text:c="24"/>(\s1 -&gt; (Tres c1 c2 s1 a2 a3, Nothing))</text:p>
      <text:p text:style-name="P10"><text:s text:c="24"/>(\s1 (c3, s2) -&gt; (Dos c3 s1 s2, Just(c1, Dos c2 a2 a3)))</text:p>
      <text:p text:style-name="P10"><text:s text:c="16"/>else if comp c c2</text:p>
      <text:p text:style-name="P10"><text:s text:c="16"/>then </text:p>
      <text:p text:style-name="P10"><text:s text:c="20"/>-- La clave debe ir en el árbol del medio.</text:p>
      <text:p text:style-name="P10"><text:s text:c="20"/>interceptar (rec a2) </text:p>
      <text:p text:style-name="P10"><text:s text:c="24"/>(\s1 -&gt; (Tres c1 c2 a1 s1 a3, Nothing))</text:p>
      <text:p text:style-name="P10"><text:s text:c="24"/>(\s1 (c3, s2) -&gt; (Dos c1 a1 s1, Just(c3, Dos c2 s2 a3)))</text:p>
      <text:p text:style-name="P10"><text:s text:c="16"/>else </text:p>
      <text:p text:style-name="P10"><text:s text:c="20"/>--La clave debe ir en el último árbol.</text:p>
      <text:p text:style-name="P10"><text:s text:c="20"/>interceptar (rec a3) </text:p>
      <text:p text:style-name="P10"><text:s text:c="24"/>(\s1 -&gt; (Tres c1 c2 a1 a2 s1, Nothing))</text:p>
      <text:p text:style-name="P10"><text:s text:c="24"/>(\s1 (c3, s2) -&gt; (Dos c1 a1 a2, Just(c2, Dos c3 s1 s2)))</text:p>
      <text:p text:style-name="P10"/>
      <text:p text:style-name="P10">--Se asume que la lista no tiene claves repetidas.</text:p>
      <text:p text:style-name="P10">definirVarias::[(clave,valor)]-&gt;Diccionario clave valor-&gt;Diccionario clave valor</text:p>
      <text:p text:style-name="P10">definirVarias = (flip.foldr.uncurry) definir</text:p>
      <text:p text:style-name="P10"/>
      <text:p text:style-name="P10">{- Funciones a implementar. -}</text:p>
      <text:p text:style-name="P10"/>
      <text:p text:style-name="P10">vacio::Comp clave-&gt;Diccionario clave valor</text:p>
      <text:p text:style-name="P10">vacio c = Dicc c Nothing</text:p>
      <text:p text:style-name="P10"/>
      <text:p text:style-name="P10">definir::clave-&gt;valor-&gt;Diccionario clave valor-&gt;Diccionario clave valor</text:p>
      <text:p text:style-name="P10">definir c v d = case (estructura d) of </text:p>
      <text:p text:style-name="P10"><text:s/><text:tab/><text:tab/><text:tab/>Nothing -&gt; Dicc (cmp d) (Just (Hoja (c, v))) </text:p>
      <text:p text:style-name="P10"><text:tab/><text:tab/><text:tab/>Just arbol -&gt; Dicc (cmp d) (Just (insertar c v (cmp d) (fromJust (estructura d))))</text:p>
      <text:p text:style-name="P10"/>
      <text:p text:style-name="P10">obtener::Eq clave=&gt;clave-&gt;Diccionario clave valor-&gt;Maybe valor</text:p>
      <text:p text:style-name="P10">obtener c d = case (estructura d) of </text:p>
      <text:p text:style-name="P10"><text:tab/><text:tab/><text:tab/>Nothing -&gt; Nothing </text:p>
      <text:p text:style-name="P10"><text:s/><text:tab/><text:tab/><text:tab/>Just arbol -&gt; obtenerAux c (cmp d) arbol</text:p>
      <text:p text:style-name="P10"/>
      <text:p text:style-name="P10">{- La función obtenerAux no recorre más de una rama del árbol23 dado.</text:p>
      <text:p text:style-name="P10">Esta afirmación se puede asegurar teniendo en cuenta el Orden Normal de Elección de Subexpresiones </text:p>
      <text:p text:style-name="P10">en el procedimiento de Reducción de Expresiones: tanto la función obtenerADos como obtenerATres</text:p>
      <text:p text:style-name="P10">se resuelven recorriendo el subárbol correspondiente según el dato buscado, observando</text:p>
      <text:p text:style-name="P10">los datos alojados en el nodo correspondiente. Pero esto se hace con sentencias del tipo</text:p>
      <text:p text:style-name="P10">IF-THEN-ELSE, las cuales se resuelven (por el Orden Normal de Haskell) antes que las recursiones</text:p>
      <text:p text:style-name="P10">a los subárboles, dejando al reducirse la expresión únicamente la llamada recursiva al</text:p>
      <text:p text:style-name="P10">subárbol por el cual se debe proseguir la búsqueda. </text:p>
      <text:p text:style-name="P10">Extendiendo este razonamiento a cada paso recursivo, se llegará a una (y sólo una) hoja del</text:p>
      <text:p text:style-name="P10">árbol, momento en el cual la función tiene retorno (se halle la clave buscada o no).</text:p>
      <text:p text:style-name="P10">-}</text:p>
      <text:p text:style-name="P10"/>
      <text:p text:style-name="P10">obtenerAux::Eq clave=&gt;clave-&gt;Comp clave-&gt;Arbol23 (clave,valor) clave-&gt;Maybe valor</text:p>
      <text:p text:style-name="P10">obtenerAux c cmp a = foldA23 (obtenerHoja c) (obtenerADos c cmp) (obtenerATres c cmp) a</text:p>
      <text:p text:style-name="P10"/>
      <text:p text:style-name="P10">obtenerHoja::Eq clave=&gt;clave-&gt;(clave,valor)-&gt;Maybe valor</text:p>
      <text:p text:style-name="P10">obtenerHoja c1 (c2,v) = if c1==c2 then Just v else Nothing</text:p>
      <text:p text:style-name="P10"/>
      <text:p text:style-name="P10">obtenerADos::Eq clave=&gt;clave-&gt;Comp clave-&gt;clave-&gt;Maybe valor-&gt;Maybe valor-&gt;Maybe valor</text:p>
      <text:p text:style-name="P10">obtenerADos c1 comp c2 a23Izq a23Der = if comp c1 c2 then a23Izq else a23Der</text:p>
      <text:p text:style-name="P10"/>
      <text:p text:style-name="P10">obtenerATres::Eq clave=&gt;clave-&gt;Comp clave-&gt;clave-&gt;clave-&gt;Maybe valor-&gt;Maybe valor-&gt;Maybe valor-&gt;Maybe valor</text:p>
      <text:p text:style-name="P10"><text:soft-page-break/>obtenerATres c1 comp c2 c3 a23Izq a23Med a23Der = if comp c1 c2 then a23Izq else if comp c1 c3 then a23Med else a23Der</text:p>
      <text:p text:style-name="P10"/>
      <text:p text:style-name="P10">--claves::Diccionario clave valor-&gt;[clave]</text:p>
      <text:p text:style-name="P10"/>
      <text:p text:style-name="P10">claves::Diccionario clave valor -&gt; [clave]</text:p>
      <text:p text:style-name="P10">claves d = case (estructura d) of </text:p>
      <text:p text:style-name="P10"><text:s/><text:tab/><text:tab/><text:tab/>Nothing -&gt; []</text:p>
      <text:p text:style-name="P10"><text:s/><text:tab/><text:tab/><text:tab/>(Just z) -&gt; clavesAux z</text:p>
      <text:p text:style-name="P10"/>
      <text:p text:style-name="P10">--si el diccionario tiene un arbol no vacio en su estructura, esta funcion es la que realmente </text:p>
      <text:p text:style-name="P10">-- devuelve las claves (primera componente de cada hoja)</text:p>
      <text:p text:style-name="P10">clavesAux::Arbol23 (clave,valor) clave -&gt; [clave]</text:p>
      <text:p text:style-name="P10">clavesAux arb = foldA23 (\x -&gt; [fst x]) (\b x y -&gt; x ++ y) (\b c x y z -&gt; x ++ y ++ z) arb</text:p>
      <text:p text:style-name="P10"/>
      <text:p text:style-name="P10">{- Diccionarios de prueba: -}</text:p>
      <text:p text:style-name="P10"/>
      <text:p text:style-name="P10">arbolitoTest::Arbol23 (Int, Char) Int</text:p>
      <text:p text:style-name="P10">arbolitoTest = Tres 0 1</text:p>
      <text:p text:style-name="P10"><text:s text:c="15"/>(Dos 2 (Hoja (7,'a')) (Hoja (3,'b')))</text:p>
      <text:p text:style-name="P10"><text:s text:c="15"/>(Tres 3 4 (Hoja (54,'c')) (Hoja (65,'d')) (Dos 5 (Hoja (6,'e')) (Hoja (7,'f'))))</text:p>
      <text:p text:style-name="P10"><text:s text:c="15"/>(Dos 6 (Hoja (3,'g')) (Dos 7 (Hoja (4,'h')) (Hoja (5,'i'))))</text:p>
      <text:p text:style-name="P10">diccTest=Dicc (&lt;) (Just arbolitoTest)</text:p>
      <text:p text:style-name="P10"/>
      <text:p text:style-name="P10">arbolitoTest2::Arbol23 (Int, Char) Int</text:p>
      <text:p text:style-name="P10">arbolitoTest2 = (Tres 5 8 (Hoja (4,'a')) (Hoja (7,'e')) (Dos 10 (Hoja (9,'s')) (Hoja (17,'w'))))</text:p>
      <text:p text:style-name="P10">diccTest2=Dicc (&lt;) (Just arbolitoTest2)</text:p>
      <text:p text:style-name="P10"/>
      <text:p text:style-name="P10">dicc1::Diccionario Int String</text:p>
      <text:p text:style-name="P10">dicc1 = definirVarias [(0,"Hola"),(-10,"Chau"),(15,"Felicidades"),(2,"etc."),(9,"a")] (vacio (&lt;))</text:p>
      <text:p text:style-name="P10"/>
      <text:p text:style-name="P10">dicc2::Diccionario String String</text:p>
      <text:p text:style-name="P10">dicc2 = definirVarias [("inicio","casa"),("auto","flores"),("calle","auto"),("casa","escalera"),</text:p>
      <text:p text:style-name="P10"><text:tab/><text:tab/><text:tab/><text:tab/>("ropero","alfajor"),("escalera","ropero")] (vacio (&lt;))</text:p>
      <text:p text:style-name="P10">dicc3::Diccionario Int String</text:p>
      <text:p text:style-name="P10">dicc3 = definirVarias [(0,"Hola"),(-10,"Chau"),(15,"Felicidades"),(2,"etc."),(9,"a")] (vacio (\x y-&gt;x `mod` 5 &lt; y `mod` 5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0:41:16.846307379</meta:creation-date>
    <dc:date>2017-09-12T11:10:05.146646983</dc:date>
    <meta:editing-duration>PT16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8" meta:paragraph-count="340" meta:word-count="2470" meta:character-count="16331" meta:non-whitespace-character-count="12832"/>
  </office:meta>
</office:document-meta>
</file>